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19-03-06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18-03-14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17-03-20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16-03-02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15-03-24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14-03-25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13-03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12-03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11-03-1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10-03-30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0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0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06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0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0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0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0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0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200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9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1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9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9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7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5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3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2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0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8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9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8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7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6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39109340901</text:p>
          </table:table-cell>
          <table:table-cell office:value-type="string" calcext:value-type="string">
            <text:p>1974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